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20000002FA7F6A26C11A7700A.png" manifest:media-type="image/png"/>
  <manifest:file-entry manifest:full-path="Pictures/1000000000000020000000204B249CA79A42C6D7.png" manifest:media-type="image/png"/>
  <manifest:file-entry manifest:full-path="Pictures/100000000000008E0000008B818C3259248D8E4F.png" manifest:media-type="image/png"/>
  <manifest:file-entry manifest:full-path="Pictures/1000000000000517000002805A8BDC0960D2E9C3.png" manifest:media-type="image/png"/>
  <manifest:file-entry manifest:full-path="Pictures/100002010000001A0000001AB9DBE0AC66662F93.png" manifest:media-type="image/png"/>
  <manifest:file-entry manifest:full-path="Pictures/100002010000001A0000001A8ABF4143501CB5A0.png" manifest:media-type="image/png"/>
  <manifest:file-entry manifest:full-path="Pictures/100002010000001A0000001A8BF8DC5C855DDF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6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9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0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1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5A8BDC0960D2E9C3.png" xlink:type="simple" xlink:show="embed" xlink:actuate="onLoad" loext:mime-type="image/png">
            <text:p/>
          </draw:image>
        </draw:frame>
        <draw:rect draw:style-name="gr2" draw:text-style-name="P2" draw:layer="layout" svg:width="8.6cm" svg:height="8.1cm" svg:x="25.8cm" svg:y="8.7cm">
          <text:p/>
        </draw:rect>
        <draw:frame draw:style-name="gr1" draw:text-style-name="P1" draw:layer="layout" svg:width="3.439cm" svg:height="1.243cm" svg:x="4.602cm" svg:y="15.359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4" draw:text-style-name="P3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B9DBE0AC66662F9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BF8DC5C855DDF24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2.2cm" svg:y="15.513cm">
          <draw:image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11.501cm" svg:y="15.5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0.601cm" svg:y="1.7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3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3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5" draw:text-style-name="P3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A7F6A26C11A7700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07-05T17:21:38.781000000</dc:date>
    <meta:editing-duration>PT2H5M23S</meta:editing-duration>
    <meta:editing-cycles>21</meta:editing-cycles>
    <meta:generator>LibreOffice/6.4.5.2$Windows_X86_64 LibreOffice_project/a726b36747cf2001e06b58ad5db1aa3a9a1872d6</meta:generator>
    <meta:print-date>2020-06-04T15:09:42.507340570</meta:print-date>
    <meta:document-statistic meta:object-count="140"/>
  </office:meta>
</office:document-meta>
</file>